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P3" style:family="paragraph" style:parent-style-name="Standard">
      <style:text-properties officeooo:rsid="001850af" officeooo:paragraph-rsid="001850af"/>
    </style:style>
    <style:style style:name="P4" style:family="paragraph" style:parent-style-name="Standard">
      <style:text-properties officeooo:rsid="00190622" officeooo:paragraph-rsid="00190622"/>
    </style:style>
    <style:style style:name="P5" style:family="paragraph" style:parent-style-name="Standard">
      <style:text-properties officeooo:rsid="001ace52" officeooo:paragraph-rsid="001ace52"/>
    </style:style>
    <style:style style:name="P6" style:family="paragraph" style:parent-style-name="Standard">
      <style:text-properties officeooo:rsid="001ace52" officeooo:paragraph-rsid="001ace52"/>
    </style:style>
    <style:style style:name="P7" style:family="paragraph" style:parent-style-name="Standard">
      <style:text-properties officeooo:rsid="001c91e4" officeooo:paragraph-rsid="001c91e4"/>
    </style:style>
    <style:style style:name="T1" style:family="text">
      <style:text-properties officeooo:rsid="0014af9a"/>
    </style:style>
    <style:style style:name="T2" style:family="text">
      <style:text-properties officeooo:rsid="00166228"/>
    </style:style>
    <style:style style:name="T3" style:family="text">
      <style:text-properties officeooo:rsid="001850af"/>
    </style:style>
    <style:style style:name="T4" style:family="text">
      <style:text-properties officeooo:rsid="00190622"/>
    </style:style>
    <style:style style:name="T5" style:family="text">
      <style:text-properties officeooo:rsid="001ace52"/>
    </style:style>
    <style:style style:name="T6" style:family="text">
      <style:text-properties officeooo:rsid="001c91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not looked properly”</text:span></text:p>
      <text:p text:style-name="P2">“<text:span text:style-name="T3">Dad have you got Mum's list – you know she'll want everything ticked off” <text:s/>Jo called out as she ran up the stairs.</text:span></text:p>
      <text:p text:style-name="P2">“<text:span text:style-name="T3">Ooh you little life saver, good call” I ran up to our bedroom where a fully itemised list of things to do and pack just before we left the house all ready written up in blue pen. <text:s/>A red pen placed next to it so I could tick them off one by one. <text:s/>Sometimes it was a bit of a pain to be so organised, but sometimes it was a blessing. <text:s/>As I worked my way through the list I was reminded to pick up the print out tickets for the train. <text:s/>It would probably have been fine to rely on our phones, but the paper printout seemed a little more certain, besides the passports had been put next to the printer as well, and without those, we wouldn't have been going very far at all.</text:span></text:p>
      <text:p text:style-name="P3">“Are we ready to go then”</text:p>
      <text:p text:style-name="P3">“No I've still not found my swimsuit”</text:p>
      <text:p text:style-name="P3">“I have, sorry Liz, I must have borrowed it and put it in my drawer. <text:s/>Are you bringing both bags?” Liz appeared from her bedrrom with two large suitcases. <text:s/></text:p>
      <text:p text:style-name="P3">“You're taking <text:span text:style-name="T4">more than Mum and me put together”</text:span></text:p>
      <text:p text:style-name="P3">“<text:span text:style-name="T4">Well I need all of it”</text:span></text:p>
      <text:p text:style-name="P3">“<text:span text:style-name="T4">OK, lets go” </text:span></text:p>
      <text:p text:style-name="P4">Jo ran out to the van and got on board. <text:s/>Liz carried one of her bags down the stairs and out onto <text:span text:style-name="T5">van. <text:s text:c="2"/>I followed with the other bag and then locked up the house. <text:s/></text:span></text:p>
      <text:p text:style-name="P5">As I climbed on board Jo greeted me with an outstretched hand “list”</text:p>
      <text:p text:style-name="P5">“Mum asked me to check”</text:p>
      <text:p text:style-name="P5">“Yes boss” I handed over the list. <text:s/>Each item with a little red tick next to it. <text:s/>“Did you turn of the electricity, I didn't see you?” <text:s/></text:p>
      <text:p text:style-name="P5">“Yep, when you were upstairs” she handed the list back to me, and I put it on the side table. <text:s/>The cabin had <text:span text:style-name="T6">a </text:span>wide open screen with a keyboard and terminal. <text:s/>The microphone wasn't working very well and I prefereed to do things manually anyway. <text:s/>“Let mum know we're leaving in a mo”</text:p>
      <text:p text:style-name="P5">I typed in the destination Antibes and then selected the campsite from the list, then added in the via Greyback Street. <text:s/>20 minutes and we'd be united as a family. 16 hours and we'd be waking up by the beach. <text:s/><text:span text:style-name="T6">We'd only had the gvan for three months, but already it had clocked up 2500 miles doing various weekend trips as well as the occasional local drop off.</text:span></text:p>
      <text:p text:style-name="P5"/>
      <text:p text:style-name="P7">The van pulled into Greyback street and Diane was waiting for us to arrive. <text:s/>As soon as the vehicle stopped the door swung open and she came on board. <text:s/>We shut the door pressed continue and we were off again. <text:s/>“So what are we having to eat?” <text:s/>she asked.</text:p>
      <text:p text:style-name="P7">“Not decided – we were going to leave that to you. <text:s/>What do you fancy?” I replied</text:p>
      <text:p text:style-name="P7">“Pizza!” the girls cried in unison which forced my wifes hand. <text:s/></text:p>
      <text:p text:style-name="P7">“Ok that's simple, I think we have some in the freezer and we can grill them ourselves.” I said</text:p>
      <text:p text:style-name="P7"><text:soft-page-break/>“Aww, can't we get them delivered” replied Liz</text:p>
      <text:p text:style-name="P7">“Yeah, pleasae” exclaimed Jo “It's so cool when we do that”</text:p>
      <text:p text:style-name="P7">“And the pizzas are nicer” added Jo</text:p>
      <text:p text:style-name="P7">“Okay where from” replied mum getting out her phone </text:p>
      <text:p text:style-name="P7">“Can we get them from Aldo's?” said Jo</text:p>
      <text:p text:style-name="P7">“I'll see if they're delivering at this time – shall I use the same order as last time or do yoiu want anything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6-05-04T22:26:55.483574721</dc:date>
    <dc:creator>Pete Curati</dc:creator>
    <meta:editing-duration>PT26M20S</meta:editing-duration>
    <meta:editing-cycles>7</meta:editing-cycles>
    <meta:generator>LibreOffice/4.2.8.2$Linux_x86 LibreOffice_project/420m0$Build-2</meta:generator>
    <meta:document-statistic meta:table-count="0" meta:image-count="0" meta:object-count="0" meta:page-count="2" meta:paragraph-count="33" meta:word-count="755" meta:character-count="3874" meta:non-whitespace-character-count="3115"/>
  </office:meta>
</office:document-meta>
</file>